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eeeeee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-color="#eeeeee"/>
      <style:text-properties style:font-name="Ubuntu"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font-name="Ubuntu"/>
    </style:style>
    <style:style style:name="T2" style:family="text">
      <style:text-properties style:font-name="Ubuntu" fo:font-size="14pt" style:font-size-asian="14pt" style:font-size-complex="14pt"/>
    </style:style>
    <style:style style:name="T3" style:family="text">
      <style:text-properties style:font-name="Ubuntu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Ubuntu" fo:font-size="40pt" fo:font-weight="normal" style:font-size-asian="40pt" style:font-weight-asian="normal" style:font-size-complex="40pt" style:font-weight-complex="normal"/>
    </style:style>
    <style:style style:name="gr1" style:family="graphic">
      <style:graphic-properties draw:fill-color="#eeeeee" draw:textarea-horizontal-align="justify" draw:textarea-vertical-align="middle" draw:auto-grow-height="false" fo:min-height="7.726cm" fo:min-width="19.4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eeeeee" draw:textarea-horizontal-align="justify" draw:textarea-vertical-align="middle" draw:auto-grow-height="false" fo:min-height="4.471cm" fo:min-width="6.2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eeeeee" draw:textarea-horizontal-align="justify" draw:textarea-vertical-align="middle" draw:auto-grow-height="false" fo:min-height="2.831cm" fo:min-width="19.6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eeeeee" draw:textarea-horizontal-align="justify" draw:textarea-vertical-align="middle" draw:auto-grow-height="false" fo:min-height="1.87cm" fo:min-width="12.4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4" draw:text-style-name="P2" svg:width="12.41cm" svg:height="2.117cm" svg:x="2.309cm" svg:y="0.012cm"><text:p><text:s text:c="31"/><text:span text:style-name="T5">TITLE/h1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" draw:name="Shape2" draw:style-name="gr3" draw:text-style-name="P2" svg:width="19.659cm" svg:height="2.832cm" svg:x="-1.025cm" svg:y="3.875cm"><text:p><text:s text:c="2"/><text:span text:style-name="T4">Brief description/Opening paragraph/Introduction</text:span></text:p><draw:enhanced-geometry svg:viewBox="0 0 21600 21600" draw:type="rectangle" draw:enhanced-path="M 0 0 L 21600 0 21600 21600 0 21600 0 0 Z N"/></draw:custom-shape><draw:custom-shape text:anchor-type="paragraph" draw:z-index="2" draw:name="Shape3" draw:style-name="gr2" draw:text-style-name="P4" svg:width="6.298cm" svg:height="4.472cm" svg:x="-0.893cm" svg:y="7.447cm"><text:p text:style-name="P3"><text:span text:style-name="T3">List of places whose images</text:span></text:p><text:p text:style-name="P3"><text:span text:style-name="T3"/></text:p><text:p text:style-name="P3"><text:span text:style-name="T3"><text:s text:c="6"/></text:span><text:span text:style-name="T3">Will be used</text:span></text:p><draw:enhanced-geometry svg:viewBox="0 0 21600 21600" draw:type="rectangle" draw:enhanced-path="M 0 0 L 21600 0 21600 21600 0 21600 0 0 Z N"/></draw:custom-shape><draw:custom-shape text:anchor-type="paragraph" draw:z-index="3" draw:name="Shape4" draw:style-name="gr1" draw:text-style-name="P2" svg:width="19.474cm" svg:height="7.727cm" svg:x="-0.84cm" svg:y="13.427cm"><text:p text:style-name="P1"><text:s/><text:span text:style-name="T1"><text:s/></text:span><text:span text:style-name="T2">h2/Title of the place image was captured</text:span></text:p><text:p text:style-name="P1"><text:span text:style-name="T2"/></text:p><text:p text:style-name="P1"><text:span text:style-name="T2"><text:s/></text:span><text:span text:style-name="T2">Info about the place</text:span></text:p><text:p text:style-name="P1"><text:span text:style-name="T2"/></text:p><text:p text:style-name="P1"><text:span text:style-name="T2"><text:s/></text:span><text:span text:style-name="T2">Image of the place</text:span></text:p><text:p text:style-name="P1"><text:span text:style-name="T2">(For all places listed)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20:53:30.603313225</meta:creation-date>
    <dc:date>2021-07-21T21:19:23.457598352</dc:date>
    <meta:editing-duration>PT4M1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2.2$Linux_X86_64 LibreOffice_project/40$Build-2</meta:generator>
  </office:meta>
</office:document-meta>
</file>